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Loader.saxToXMLInputSource( InputSource s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chemaLoade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setEntityResolver( XML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Loader.getParameter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SchemaLoader.tokenizeSchemaLocationStr( String schemaStr , Hashtable loc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SchemaLoad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SchemaLoader.parserSettingsUpdated( XMLComponent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Loader.xsdToXMLInputSource( Object v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ocationArray.getLocation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Loader.setFeature( String featureId , boolean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chemaLoader.reportDOMFatalError(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hemaLoader.XMLSchema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getProperty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Array.addLocation(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Loader.resolveDocument( XSDDescription desc , Hashtable locationPairs , XMLEntityResolver entityResolv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SchemaLoader.get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load( LSInput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hemaLoader.loadGrammar( XMLInputSource source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Loader.setProperty( String propertyId , Object st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SchemaLoader.dom2xmlInputSource( LSInput 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SchemaLoader.reset( XMLComponentManager componentManag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XMLSchemaLoader.XMLSchemaLoader( SymbolTable symbolTable , XMLErrorReporter errorReporter , XMLEntityManager entityResolver , XSGrammarBucket grammarBucket , SubstitutionGroupHandler sHandler , CMBuilder buil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SchemaLoader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SchemaLoader.setErrorHandler( XM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getFeatureDefault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ionArray.getFirs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hemaLoader.XMLSchemaLoader( XMLErrorReporter errorReporter , XSGrammarBucket grammarBucket , SubstitutionGroupHandler sHandler , CM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getPropertyDefault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processJAXPSchemaSource( Hashtable locationPair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XMLSchemaLoader.canSetParameter( String name , Object valu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SchemaLoad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loadInputList( LSInputList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SchemaLoader.setParameter( String name , Object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XMLSchemaLoader.loadGrammar( XMLInput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chemaLoad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Array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loadURI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chemaLoader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loadURIList( StringList uri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chemaLoader.initGrammarBuck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SchemaLoader.XMLSchemaLoad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Loader.processExternalHints( String sl , String nsl , Hashtable locations , XMLErrorReporter 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SchemaLoader.loadSchema( XSDDescription desc , XMLInputSource source , Hashtable locationPai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ionArray.resize( int oldLength , int new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